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Connect</text:h>
                    <text:list>
                        <text:list-item>
                            <text:h text:style-name="Heading_20_2" text:outline-level="2">Description</text:h>
                        </text:list-item>
                    </text:list>
                </text:list-item>
            </text:list>

            <text:p text:style-name="Standard"/>

            <text:p text:style-name="Standard"><text:span>This Action initiates a connection to the MQTT server, and if the connection is successful, a Connect event will be sent, or an Error event if an error occurred. If an error occurred or the once established connection was interrupted, a periodic reconnect will be attempted until the connection is re-established, which will be reported by sending a Reconnect event. All this happens asynchronously in the background, until MQTTDisconnect is called, and any state change will be reported with an event that can be processed through the </text:span><text:span text:style-name="T1">MQTTEvent</text:span><text:span> Action.</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ext:span>The name of the MQTT connection that will be used to establish a connection with the server.</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 Flow execution continues immediately through this output, and in the background it tries to establish a connection with the server.</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MQTT</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